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0.64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Luft">
      <style:table-properties table:display="true" style:writing-mode="lr-tb"/>
    </style:style>
    <style:style style:name="ta2" style:family="table" style:master-page-name="PageStyle_5f_Datum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uft" table:style-name="ta1">
        <office:forms form:automatic-focus="false" form:apply-design-mode="false"/>
        <table:table-column table:style-name="co1" table:number-columns-repeated="256" table:default-cell-style-name="Default"/>
        <table:table-column table:style-name="co2" table:number-columns-repeated="768" table:default-cell-style-name="Default"/>
        <table:table-row table:style-name="ro1">
          <table:table-cell office:value-type="string" calcext:value-type="string">
            <text:p>Ozon</text:p>
          </table:table-cell>
          <table:table-cell office:value-type="string" calcext:value-type="string">
            <text:p>Solar.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Tag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0" calcext:value-type="float">
            <text:p>190</text:p>
          </table:table-cell>
          <table:table-cell office:value-type="float" office:value="7.4" calcext:value-type="float">
            <text:p>7,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12.6" calcext:value-type="float">
            <text:p>12,6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office:value-type="float" office:value="11.5" calcext:value-type="float">
            <text:p>11,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4.3" calcext:value-type="float">
            <text:p>14,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4.9" calcext:value-type="float">
            <text:p>14,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" calcext:value-type="float">
            <text:p>299</text:p>
          </table:table-cell>
          <table:table-cell office:value-type="float" office:value="8.6" calcext:value-type="float">
            <text:p>8,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3.8" calcext:value-type="float">
            <text:p>13,8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0.1" calcext:value-type="float">
            <text:p>20,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8.6" calcext:value-type="float">
            <text:p>8,6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6.9" calcext:value-type="float">
            <text:p>6,9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9.7" calcext:value-type="float">
            <text:p>9,7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0" calcext:value-type="float">
            <text:p>290</text:p>
          </table:table-cell>
          <table:table-cell office:value-type="float" office:value="9.2" calcext:value-type="float">
            <text:p>9,2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4" calcext:value-type="float">
            <text:p>274</text:p>
          </table:table-cell>
          <table:table-cell office:value-type="float" office:value="10.9" calcext:value-type="float">
            <text:p>10,9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13.2" calcext:value-type="float">
            <text:p>13,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4" calcext:value-type="float">
            <text:p>334</text:p>
          </table:table-cell>
          <table:table-cell office:value-type="float" office:value="11.5" calcext:value-type="float">
            <text:p>11,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8.4" calcext:value-type="float">
            <text:p>18,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2" calcext:value-type="float">
            <text:p>322</text:p>
          </table:table-cell>
          <table:table-cell office:value-type="float" office:value="11.5" calcext:value-type="float">
            <text:p>11,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.7" calcext:value-type="float">
            <text:p>9,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7" calcext:value-type="float">
            <text:p>9,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float" office:value="16.6" calcext:value-type="float">
            <text:p>16,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9.7" calcext:value-type="float">
            <text:p>9,7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6.6" calcext:value-type="float">
            <text:p>16,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14.9" calcext:value-type="float">
            <text:p>14,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2" calcext:value-type="float">
            <text:p>252</text:p>
          </table:table-cell>
          <table:table-cell office:value-type="float" office:value="14.9" calcext:value-type="float">
            <text:p>14,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3" calcext:value-type="float">
            <text:p>223</text:p>
          </table:table-cell>
          <table:table-cell office:value-type="float" office:value="5.7" calcext:value-type="float">
            <text:p>5,7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9" calcext:value-type="float">
            <text:p>279</text:p>
          </table:table-cell>
          <table:table-cell office:value-type="float" office:value="7.4" calcext:value-type="float">
            <text:p>7,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8.6" calcext:value-type="float">
            <text:p>8,6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9.7" calcext:value-type="float">
            <text:p>9,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6.1" calcext:value-type="float">
            <text:p>16,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9.2" calcext:value-type="float">
            <text:p>9,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8.6" calcext:value-type="float">
            <text:p>8,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14.3" calcext:value-type="float">
            <text:p>14,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9.7" calcext:value-type="float">
            <text:p>9,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6.9" calcext:value-type="float">
            <text:p>6,9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1" calcext:value-type="float">
            <text:p>291</text:p>
          </table:table-cell>
          <table:table-cell office:value-type="float" office:value="13.8" calcext:value-type="float">
            <text:p>13,8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3" calcext:value-type="float">
            <text:p>323</text:p>
          </table:table-cell>
          <table:table-cell office:value-type="float" office:value="11.5" calcext:value-type="float">
            <text:p>11,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0.9" calcext:value-type="float">
            <text:p>10,9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9.2" calcext:value-type="float">
            <text:p>9,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3.8" calcext:value-type="float">
            <text:p>13,8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1.5" calcext:value-type="float">
            <text:p>11,5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4.9" calcext:value-type="float">
            <text:p>14,9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4" calcext:value-type="float">
            <text:p>284</text:p>
          </table:table-cell>
          <table:table-cell office:value-type="float" office:value="20.7" calcext:value-type="float">
            <text:p>20,7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9.2" calcext:value-type="float">
            <text:p>9,2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1.5" calcext:value-type="float">
            <text:p>11,5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0.3" calcext:value-type="float">
            <text:p>10,3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,3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.6" calcext:value-type="float">
            <text:p>4,6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.3" calcext:value-type="float">
            <text:p>6,3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.3" calcext:value-type="float">
            <text:p>10,3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1.5" calcext:value-type="float">
            <text:p>11,5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4.9" calcext:value-type="float">
            <text:p>14,9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9" calcext:value-type="float">
            <text:p>269</text:p>
          </table:table-cell>
          <table:table-cell office:value-type="float" office:value="4.1" calcext:value-type="float">
            <text:p>4,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8" calcext:value-type="float">
            <text:p>248</text:p>
          </table:table-cell>
          <table:table-cell office:value-type="float" office:value="9.2" calcext:value-type="float">
            <text:p>9,2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  <table:table-cell office:value-type="float" office:value="9.2" calcext:value-type="float">
            <text:p>9,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.9" calcext:value-type="float">
            <text:p>10,9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office:value-type="float" office:value="4.6" calcext:value-type="float">
            <text:p>4,6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4" calcext:value-type="float">
            <text:p>314</text:p>
          </table:table-cell>
          <table:table-cell office:value-type="float" office:value="10.9" calcext:value-type="float">
            <text:p>10,9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6" calcext:value-type="float">
            <text:p>276</text:p>
          </table:table-cell>
          <table:table-cell office:value-type="float" office:value="5.1" calcext:value-type="float">
            <text:p>5,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7" calcext:value-type="float">
            <text:p>267</text:p>
          </table:table-cell>
          <table:table-cell office:value-type="float" office:value="6.3" calcext:value-type="float">
            <text:p>6,3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2" calcext:value-type="float">
            <text:p>272</text:p>
          </table:table-cell>
          <table:table-cell office:value-type="float" office:value="5.7" calcext:value-type="float">
            <text:p>5,7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7.4" calcext:value-type="float">
            <text:p>7,4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8.6" calcext:value-type="float">
            <text:p>8,6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14.3" calcext:value-type="float">
            <text:p>14,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14.9" calcext:value-type="float">
            <text:p>14,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4.9" calcext:value-type="float">
            <text:p>14,9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4.3" calcext:value-type="float">
            <text:p>14,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0" calcext:value-type="float">
            <text:p>260</text:p>
          </table:table-cell>
          <table:table-cell office:value-type="float" office:value="6.9" calcext:value-type="float">
            <text:p>6,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4" calcext:value-type="float">
            <text:p>274</text:p>
          </table:table-cell>
          <table:table-cell office:value-type="float" office:value="10.3" calcext:value-type="float">
            <text:p>10,3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5" calcext:value-type="float">
            <text:p>285</text:p>
          </table:table-cell>
          <table:table-cell office:value-type="float" office:value="6.3" calcext:value-type="float">
            <text:p>6,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5.1" calcext:value-type="float">
            <text:p>5,1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0" calcext:value-type="float">
            <text:p>220</text:p>
          </table:table-cell>
          <table:table-cell office:value-type="float" office:value="11.5" calcext:value-type="float">
            <text:p>11,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,9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9.7" calcext:value-type="float">
            <text:p>9,7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1.5" calcext:value-type="float">
            <text:p>11,5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4" calcext:value-type="float">
            <text:p>294</text:p>
          </table:table-cell>
          <table:table-cell office:value-type="float" office:value="8.6" calcext:value-type="float">
            <text:p>8,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8.6" calcext:value-type="float">
            <text:p>8,6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3" calcext:value-type="float">
            <text:p>213</text:p>
          </table:table-cell>
          <table:table-cell office:value-type="float" office:value="7.4" calcext:value-type="float">
            <text:p>7,4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float" office:value="7.4" calcext:value-type="float">
            <text:p>7,4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3" calcext:value-type="float">
            <text:p>253</text:p>
          </table:table-cell>
          <table:table-cell office:value-type="float" office:value="7.4" calcext:value-type="float">
            <text:p>7,4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4" calcext:value-type="float">
            <text:p>254</text:p>
          </table:table-cell>
          <table:table-cell office:value-type="float" office:value="9.2" calcext:value-type="float">
            <text:p>9,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6.9" calcext:value-type="float">
            <text:p>6,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3.8" calcext:value-type="float">
            <text:p>13,8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.4" calcext:value-type="float">
            <text:p>7,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6.9" calcext:value-type="float">
            <text:p>6,9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  <table:table-cell office:value-type="float" office:value="10.3" calcext:value-type="float">
            <text:p>10,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8.6" calcext:value-type="float">
            <text:p>8,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1.5" calcext:value-type="float">
            <text:p>11,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office:value-type="float" office:value="11.5" calcext:value-type="float">
            <text:p>11,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3" calcext:value-type="float">
            <text:p>273</text:p>
          </table:table-cell>
          <table:table-cell office:value-type="float" office:value="11.5" calcext:value-type="float">
            <text:p>11,5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9.7" calcext:value-type="float">
            <text:p>9,7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.5" calcext:value-type="float">
            <text:p>11,5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0.3" calcext:value-type="float">
            <text:p>10,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.3" calcext:value-type="float">
            <text:p>6,3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7.4" calcext:value-type="float">
            <text:p>7,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4" calcext:value-type="float">
            <text:p>244</text:p>
          </table:table-cell>
          <table:table-cell office:value-type="float" office:value="10.9" calcext:value-type="float">
            <text:p>10,9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0" calcext:value-type="float">
            <text:p>190</text:p>
          </table:table-cell>
          <table:table-cell office:value-type="float" office:value="10.3" calcext:value-type="float">
            <text:p>10,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9" calcext:value-type="float">
            <text:p>259</text:p>
          </table:table-cell>
          <table:table-cell office:value-type="float" office:value="15.5" calcext:value-type="float">
            <text:p>15,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4.3" calcext:value-type="float">
            <text:p>14,3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2.6" calcext:value-type="float">
            <text:p>12,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9.7" calcext:value-type="float">
            <text:p>9,7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8" calcext:value-type="float">
            <text:p>238</text:p>
          </table:table-cell>
          <table:table-cell office:value-type="float" office:value="3.4" calcext:value-type="float">
            <text:p>3,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5.7" calcext:value-type="float">
            <text:p>5,7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9.7" calcext:value-type="float">
            <text:p>9,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2.3" calcext:value-type="float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7" calcext:value-type="float">
            <text:p>237</text:p>
          </table:table-cell>
          <table:table-cell office:value-type="float" office:value="6.3" calcext:value-type="float">
            <text:p>6,3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8" calcext:value-type="float">
            <text:p>188</text:p>
          </table:table-cell>
          <table:table-cell office:value-type="float" office:value="6.3" calcext:value-type="float">
            <text:p>6,3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7" calcext:value-type="float">
            <text:p>167</text:p>
          </table:table-cell>
          <table:table-cell office:value-type="float" office:value="6.9" calcext:value-type="float">
            <text:p>6,9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7" calcext:value-type="float">
            <text:p>197</text:p>
          </table:table-cell>
          <table:table-cell office:value-type="float" office:value="5.1" calcext:value-type="float">
            <text:p>5,1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office:value-type="float" office:value="2.8" calcext:value-type="float">
            <text:p>2,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9" calcext:value-type="float">
            <text:p>189</text:p>
          </table:table-cell>
          <table:table-cell office:value-type="float" office:value="4.6" calcext:value-type="float">
            <text:p>4,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7.4" calcext:value-type="float">
            <text:p>7,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15.5" calcext:value-type="float">
            <text:p>15,5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10.9" calcext:value-type="float">
            <text:p>10,9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0.3" calcext:value-type="float">
            <text:p>10,3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  <table:table-cell office:value-type="float" office:value="10.9" calcext:value-type="float">
            <text:p>10,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9" calcext:value-type="float">
            <text:p>259</text:p>
          </table:table-cell>
          <table:table-cell office:value-type="float" office:value="9.7" calcext:value-type="float">
            <text:p>9,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office:value-type="float" office:value="14.9" calcext:value-type="float">
            <text:p>14,9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9" calcext:value-type="float">
            <text:p>259</text:p>
          </table:table-cell>
          <table:table-cell office:value-type="float" office:value="15.5" calcext:value-type="float">
            <text:p>15,5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6.3" calcext:value-type="float">
            <text:p>6,3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.9" calcext:value-type="float">
            <text:p>10,9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11.5" calcext:value-type="float">
            <text:p>11,5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7" calcext:value-type="float">
            <text:p>237</text:p>
          </table:table-cell>
          <table:table-cell office:value-type="float" office:value="6.9" calcext:value-type="float">
            <text:p>6,9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13.8" calcext:value-type="float">
            <text:p>13,8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0.3" calcext:value-type="float">
            <text:p>10,3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float" office:value="10.3" calcext:value-type="float">
            <text:p>10,3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office:value-type="float" office:value="12.6" calcext:value-type="float">
            <text:p>12,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10.3" calcext:value-type="float">
            <text:p>10,3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0.3" calcext:value-type="float">
            <text:p>10,3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.6" calcext:value-type="float">
            <text:p>16,6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6.9" calcext:value-type="float">
            <text:p>6,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3.2" calcext:value-type="float">
            <text:p>13,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office:value-type="float" office:value="14.3" calcext:value-type="float">
            <text:p>14,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3" calcext:value-type="float">
            <text:p>223</text:p>
          </table:table-cell>
          <table:table-cell office:value-type="float" office:value="11.5" calcext:value-type="float">
            <text:p>11,5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um" table:style-name="ta2">
        <table:table-column table:style-name="co1" table:number-columns-repeated="256" table:default-cell-style-name="Default"/>
        <table:table-column table:style-name="co2" table:number-columns-repeated="768" table:default-cell-style-name="Default"/>
        <table:table-row table:style-name="ro1">
          <table:table-cell office:value-type="string" calcext:value-type="string">
            <text:p>Dat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1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2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3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-3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1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2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ni-3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1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2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3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i-3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1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2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3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-3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1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0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1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2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3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4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5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6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7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8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29 1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ptember-30 1973</text:p>
          </table:table-cell>
          <table:table-cell table:number-columns-repeated="102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uft" style:display-name="PageStyle_Luf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um" style:display-name="PageStyle_Datu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Jastrow</meta:initial-creator>
    <dc:creator>Malte Jastrow</dc:creator>
    <meta:creation-date>2016-12-01T15:24:32</meta:creation-date>
    <dc:date>2016-12-01T16:27:29</dc:date>
    <meta:editing-duration>P0D</meta:editing-duration>
    <meta:generator>LibreOffice/5.1.6.2$Windows_x86 LibreOffice_project/07ac168c60a517dba0f0d7bc7540f5afa45f0909</meta:generator>
    <meta:document-statistic meta:table-count="2" meta:cell-count="10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